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/>
    <style:font-face style:name="Arial Black1" svg:font-family="'Arial Black'" style:font-family-generic="swiss" style:font-pitch="variable"/>
    <style:font-face style:name="MS Gothic" svg:font-family="'MS Gothic'"/>
    <style:font-face style:name="MS Gothic1" svg:font-family="'MS Gothic'" style:font-pitch="variable"/>
    <style:font-face style:name="Noto Sans" svg:font-family="'Noto Sans'" style:font-family-generic="swiss"/>
    <style:font-face style:name="Noto Sans CJK TC Regular" svg:font-family="'Noto Sans CJK TC Regular'"/>
    <style:font-face style:name="Noto Sans CJK TC Regular1" svg:font-family="'Noto Sans CJK TC Regular'" style:font-family-generic="swiss"/>
    <style:font-face style:name="Noto Sans Hebrew" svg:font-family="'Noto Sans Hebrew'"/>
    <style:font-face style:name="Noto Sans Hebrew1" svg:font-family="'Noto Sans Hebrew'" style:font-family-generic="swiss"/>
    <style:font-face style:name="Tahoma" svg:font-family="Tahoma"/>
    <style:font-face style:name="Tahoma1" svg:font-family="Tahoma" style:font-pitch="variable"/>
  </office:font-face-decls>
  <office:automatic-styles>
    <style:style style:name="P1" style:family="paragraph"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1" fo:font-size="12pt" fo:font-style="normal" fo:text-shadow="none" style:text-underline-style="none" fo:font-weight="bold" style:letter-kerning="true" style:font-name-asian="MS Gothic1" style:font-size-asian="12pt" style:font-style-asian="normal" style:font-weight-asian="bold" style:font-name-complex="Tahoma1" style:font-size-complex="12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gradient" draw:fill-color="#ffffff" draw:secondary-fill-color="#d4ea6b" draw:fill-gradient-name="Gradient_20_3" draw:gradient-step-count="0" draw:opacity="70%"/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1" fo:font-size="12pt" fo:font-style="normal" fo:text-shadow="none" style:text-underline-style="none" fo:font-weight="bold" style:letter-kerning="true" style:font-name-asian="MS Gothic1" style:font-size-asian="12pt" style:font-style-asian="normal" style:font-weight-asian="bold" style:font-name-complex="Tahoma1" style:font-size-complex="12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 Black1" fo:font-size="12pt" fo:font-style="normal" fo:text-shadow="none" style:text-underline-style="none" fo:font-weight="bold" style:letter-kerning="true" style:font-name-asian="MS Gothic1" style:font-size-asian="12pt" style:font-style-asian="normal" style:font-weight-asian="bold" style:font-name-complex="Tahoma1" style:font-size-complex="12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svg:stroke-width="0.53mm" svg:stroke-color="#808080" draw:marker-start="" draw:marker-start-width="3.4mm" draw:marker-start-center="false" draw:marker-end="" draw:marker-end-width="3.4mm" draw:marker-end-center="false" draw:stroke-linejoin="miter" draw:fill="gradient" draw:fill-color="#ffffff" draw:secondary-fill-color="#d4ea6b" draw:fill-gradient-name="Gradient_20_3" draw:gradient-step-count="0" draw:opacity="70%" draw:textarea-horizontal-align="center" draw:textarea-vertical-align="middle" draw:auto-grow-height="false" draw:fit-to-size="false" style:shrink-to-fit="false" fo:min-height="41.45mm" fo:min-width="109.22mm" fo:padding-top="1.43mm" fo:padding-bottom="1.43mm" fo:padding-left="2.63mm" fo:padding-right="2.63mm" fo:wrap-option="wrap" draw:shadow="hidden" draw:shadow-offset-x="0.71mm" draw:shadow-offset-y="0.71mm" draw:shadow-color="#808080" draw:shadow-opacity="70%" style:writing-mode="lr-tb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myFontwork" draw:style-name="gr1" draw:text-style-name="P2" svg:width="114.47mm" svg:height="44.3mm" svg:x="13.07mm" svg:y="12.01mm">
     <text:p text:style-name="P1"><text:span text:style-name="T1">Happy Birthday</text:span></text:p>
     <draw:enhanced-geometry svg:viewBox="0 0 21600 21600" draw:mirror-horizontal="false" draw:mirror-vertical="false" draw:extrusion="false" draw:extrusion-depth="10mm 0" draw:extrusion-viewpoint="(34.72mm -34.72mm 250m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<draw:equation draw:name="f0" draw:formula="$0 "/>
      <draw:equation draw:name="f1" draw:formula="21600-?f0 "/>
      <draw:equation draw:name="f2" draw:formula="$1 "/>
      <draw:equation draw:name="f3" draw:formula="?f2 -10800"/>
      <draw:equation draw:name="f4" draw:formula="?f3 *2"/>
      <draw:equation draw:name="f5" draw:formula="abs(?f4 )"/>
      <draw:equation draw:name="f6" draw:formula="4320-?f5 "/>
      <draw:equation draw:name="f7" draw:formula="if(?f3 ,0,?f5 )"/>
      <draw:equation draw:name="f8" draw:formula="15800*?f0 /4460"/>
      <draw:equation draw:name="f9" draw:formula="?f0 -?f8 "/>
      <draw:equation draw:name="f10" draw:formula="?f0 +?f8 "/>
      <draw:equation draw:name="f11" draw:formula="21600-?f4 "/>
      <draw:equation draw:name="f12" draw:formula="if(?f3 ,?f11 ,21600)"/>
      <draw:equation draw:name="f13" draw:formula="?f12 -?f7 "/>
      <draw:equation draw:name="f14" draw:formula="?f5 /2"/>
      <draw:equation draw:name="f15" draw:formula="?f7 +7200-?f14 "/>
      <draw:equation draw:name="f16" draw:formula="?f12 +?f14 -7200"/>
      <draw:equation draw:name="f17" draw:formula="?f13 /2"/>
      <draw:equation draw:name="f18" draw:formula="?f7 +?f17 "/>
      <draw:equation draw:name="f19" draw:formula="21600-?f18 "/>
      <draw:equation draw:name="f20" draw:formula="?f5 /2"/>
      <draw:equation draw:name="f21" draw:formula="21600-?f20 "/>
      <draw:equation draw:name="f22" draw:formula="?f0 *2"/>
      <draw:equation draw:name="f23" draw:formula="21600-?f22 "/>
      <draw:equation draw:name="f24" draw:formula="21600-?f7 "/>
      <draw:equation draw:name="f25" draw:formula="21600-?f15 "/>
      <draw:equation draw:name="f26" draw:formula="?f1 +?f8 "/>
      <draw:equation draw:name="f27" draw:formula="21600-?f16 "/>
      <draw:equation draw:name="f28" draw:formula="?f1 -?f8 "/>
      <draw:equation draw:name="f29" draw:formula="21600-?f12 "/>
      <draw:handle draw:handle-position="left $0" draw:handle-range-y-minimum="0" draw:handle-range-y-maximum="4460"/>
      <draw:handle draw:handle-position="$1 21600" draw:handle-range-x-minimum="8640" draw:handle-range-x-maximum="12960"/>
     </draw:enhanced-geometry>
    </draw:custom-shape>Dumm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/>
    <style:font-face style:name="Arial Black1" svg:font-family="'Arial Black'" style:font-family-generic="swiss" style:font-pitch="variable"/>
    <style:font-face style:name="MS Gothic" svg:font-family="'MS Gothic'"/>
    <style:font-face style:name="MS Gothic1" svg:font-family="'MS Gothic'" style:font-pitch="variable"/>
    <style:font-face style:name="Noto Sans" svg:font-family="'Noto Sans'" style:font-family-generic="swiss"/>
    <style:font-face style:name="Noto Sans CJK TC Regular" svg:font-family="'Noto Sans CJK TC Regular'"/>
    <style:font-face style:name="Noto Sans CJK TC Regular1" svg:font-family="'Noto Sans CJK TC Regular'" style:font-family-generic="swiss"/>
    <style:font-face style:name="Noto Sans Hebrew" svg:font-family="'Noto Sans Hebrew'"/>
    <style:font-face style:name="Noto Sans Hebrew1" svg:font-family="'Noto Sans Hebrew'" style:font-family-generic="swiss"/>
    <style:font-face style:name="Tahoma" svg:font-family="Tahoma"/>
    <style:font-face style:name="Tahoma1" svg:font-family="Tahoma" style:font-pitch="variable"/>
  </office:font-face-decls>
  <office:styles>
    <draw:gradient draw:name="Gradient_20_2" draw:display-name="Gradient 2" draw:style="linear" draw:start-color="#ffff00" draw:end-color="#4682b4" draw:start-intensity="80%" draw:end-intensity="100%" draw:angle="30deg" draw:border="25%"/>
    <draw:gradient draw:name="Gradient_20_3" draw:display-name="Gradient 3" draw:style="linear" draw:start-color="#ffff00" draw:end-color="#4682b4" draw:start-intensity="80%" draw:end-intensity="100%" draw:angle="330deg" draw:border="25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de" fo:country="DE" style:letter-kerning="true" style:font-name-asian="Noto Sans CJK TC Regular1" style:font-size-asian="10.5pt" style:language-asian="ja" style:country-asian="JP" style:font-name-complex="Noto Sans Hebrew1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Noto Sans" fo:font-size="12pt" fo:language="de" fo:country="DE" style:letter-kerning="true" style:font-name-asian="Noto Sans CJK TC Regular1" style:font-size-asian="10.5pt" style:language-asian="ja" style:country-asian="JP" style:font-name-complex="Noto Sans Hebrew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Noto Sans" fo:font-family="'Noto Sans'" style:font-family-generic="swiss" fo:font-size="14pt" style:font-name-asian="Noto Sans CJK TC Regular1" style:font-family-asian="'Noto Sans CJK TC Regular'" style:font-family-generic-asian="swiss" style:font-size-asian="14pt" style:font-name-complex="Noto Sans Hebrew1" style:font-family-complex="'Noto Sans Hebrew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style:font-name-asian="Noto Sans CJK TC Regular1" style:font-family-asian="'Noto Sans CJK TC Regular'" style:font-family-generic-asian="swiss" style:font-size-asian="12pt" style:font-name-complex="Noto Sans Hebrew1" style:font-family-complex="'Noto Sans Hebrew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Sans" fo:font-family="'Noto Sans'" style:font-family-generic="swiss" fo:font-size="12pt" fo:font-style="italic" style:font-name-asian="Noto Sans CJK TC Regular1" style:font-family-asian="'Noto Sans CJK TC Regular'" style:font-family-generic-asian="swiss" style:font-size-asian="12pt" style:font-style-asian="italic" style:font-name-complex="Noto Sans Hebrew1" style:font-family-complex="'Noto Sans Hebrew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name-asian="Noto Sans CJK TC Regular1" style:font-family-asian="'Noto Sans CJK TC Regular'" style:font-family-generic-asian="swiss" style:font-size-asian="12pt" style:font-name-complex="Noto Sans Hebrew1" style:font-family-complex="'Noto Sans Hebrew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color-table loext:name="LibreOffice">
        <loext:color loext:name="dk1" loext:color="#000000"/>
        <loext:color loext:name="lt1" loext:color="#ffffff"/>
        <loext:color loext:name="dk2" loext:color="#000000"/>
        <loext:color loext:name="l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link" loext:color="#0000ee"/>
        <loext:color loext:name="folHlink" loext:color="#551a8b"/>
      </loext:color-table>
    </loext:theme>
  </office:styles>
  <office:automatic-styles>
    <style:page-layout style:name="Mpm1">
      <style:page-layout-properties fo:page-width="148.01mm" fo:page-height="105mm" style:num-format="1" style:print-orientation="landscape" fo:margin-top="4.99mm" fo:margin-bottom="4.99mm" fo:margin-left="4.99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6T23:35:14.878000000</meta:creation-date>
    <dc:title>A6quer</dc:title>
    <meta:editing-duration>PT12M51S</meta:editing-duration>
    <meta:editing-cycles>5</meta:editing-cycles>
    <meta:generator>BCommitContinue/7.6.0.0.alpha0$Windows_X86_64 LibreOffice_project/00a602ca8e75ab5cf050e092289ef7165b343165</meta:generator>
    <meta:initial-creator>Regina Henschel</meta:initial-creator>
    <dc:date>2023-03-06T23:50:30.505000000</dc:date>
    <dc:creator>Regina Henschel</dc:creator>
    <meta:document-statistic meta:table-count="0" meta:image-count="0" meta:object-count="0" meta:page-count="1" meta:paragraph-count="1" meta:word-count="1" meta:character-count="5" meta:non-whitespace-character-count="5"/>
    <meta:template xlink:type="simple" xlink:actuate="onRequest" xlink:title="A6quer" xlink:href="../../../../../../Build_forCommit/userContinue/user/template/A6quer.ott" meta:date="2023-03-06T23:35:13.160000000"/>
  </office:meta>
</office:document-meta>
</file>